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07in"/>
    </style:style>
    <style:style style:name="co2" style:family="table-column">
      <style:table-column-properties fo:break-before="auto" style:column-width="1.0055in"/>
    </style:style>
    <style:style style:name="co3" style:family="table-column">
      <style:table-column-properties fo:break-before="auto" style:column-width="1.377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7.595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64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37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21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style:font-name="Liberation Serif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number-columns-repeated="2" table:default-cell-style-name="ce3"/>
        <table:table-column table:style-name="co2" table:default-cell-style-name="ce13"/>
        <table:table-column table:style-name="co3" table:default-cell-style-name="ce13"/>
        <table:table-column table:style-name="co4" table:default-cell-style-name="Default"/>
        <table:table-column table:style-name="co5" table:default-cell-style-name="ce8"/>
        <table:table-column table:style-name="co4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Balanced Accuracy</text:p>
          </table:table-cell>
          <table:table-cell/>
          <table:table-cell table:style-name="ce1" office:value-type="string" calcext:value-type="string">
            <text:p>Best Params</text:p>
          </table:table-cell>
          <table:table-cell/>
        </table:table-row>
        <table:table-row table:style-name="ro2">
          <table:table-cell office:value-type="string" calcext:value-type="string">
            <text:p>Logistic Regression</text:p>
          </table:table-cell>
          <table:table-cell office:value-type="float" office:value="0.9865" calcext:value-type="float">
            <text:p>0.9865</text:p>
          </table:table-cell>
          <table:table-cell office:value-type="float" office:value="0.9846" calcext:value-type="float">
            <text:p>0.9846</text:p>
          </table:table-cell>
          <table:table-cell office:value-type="float" office:value="0.9853" calcext:value-type="float">
            <text:p>0.9853</text:p>
          </table:table-cell>
          <table:table-cell office:value-type="float" office:value="0.9846" calcext:value-type="float">
            <text:p>0.9846</text:p>
          </table:table-cell>
          <table:table-cell/>
          <table:table-cell office:value-type="string" calcext:value-type="string">
            <text:p>{'clf__C': 4.641588833612777, 'clf__class_weight': None, 'clf__fit_intercept': True, 'clf__intercept_scaling': 0.05994842503189409, 'clf__max_iter': 250, 'clf__penalty': 'l1', 'clf__solver': 'liblinear', 'clf__tol': 0.07000000000000002}</text:p>
          </table:table-cell>
          <table:table-cell/>
        </table:table-row>
        <table:table-row table:style-name="ro2">
          <table:table-cell office:value-type="string" calcext:value-type="string">
            <text:p>Multi-Layer Perceptron</text:p>
          </table:table-cell>
          <table:table-cell table:number-columns-repeated="2" office:value-type="float" office:value="0.9839" calcext:value-type="float">
            <text:p>0.9839</text:p>
          </table:table-cell>
          <table:table-cell office:value-type="float" office:value="0.9838" calcext:value-type="float">
            <text:p>0.9838</text:p>
          </table:table-cell>
          <table:table-cell office:value-type="float" office:value="0.9839" calcext:value-type="float">
            <text:p>0.9839</text:p>
          </table:table-cell>
          <table:table-cell/>
          <table:table-cell office:value-type="string" calcext:value-type="string">
            <text:p>{'clf__activation': 'tanh', 'clf__alpha': 0.009994798078019692, 'clf__hidden_layer_sizes': 17, 'clf__max_iter': 2500, 'clf__solver': 'lbfgs'}</text:p>
          </table:table-cell>
          <table:table-cell/>
        </table:table-row>
        <table:table-row table:style-name="ro2">
          <table:table-cell office:value-type="string" calcext:value-type="string">
            <text:p>Stochastic Gradient Descent</text:p>
          </table:table-cell>
          <table:table-cell office:value-type="float" office:value="0.9839" calcext:value-type="float">
            <text:p>0.9839</text:p>
          </table:table-cell>
          <table:table-cell office:value-type="float" office:value="0.9826" calcext:value-type="float">
            <text:p>0.9826</text:p>
          </table:table-cell>
          <table:table-cell office:value-type="float" office:value="0.9831" calcext:value-type="float">
            <text:p>0.9831</text:p>
          </table:table-cell>
          <table:table-cell office:value-type="float" office:value="0.9826" calcext:value-type="float">
            <text:p>0.9826</text:p>
          </table:table-cell>
          <table:table-cell/>
          <table:table-cell office:value-type="string" calcext:value-type="string">
            <text:p>{'clf__alpha': 0.00017948229213792888, 'clf__class_weight': {1: 0.5, 0: 0.5}, 'clf__eta0': 0.23778172582285131, 'clf__learning_rate': 'invscaling', 'clf__loss': 'hinge', 'clf__max_iter': 1000, 'clf__penalty': 'elasticnet'}</text:p>
          </table:table-cell>
          <table:table-cell/>
        </table:table-row>
        <table:table-row table:style-name="ro2">
          <table:table-cell office:value-type="string" calcext:value-type="string">
            <text:p>Support Vector Machine</text:p>
          </table:table-cell>
          <table:table-cell office:value-type="float" office:value="0.9839" calcext:value-type="float">
            <text:p>0.9839</text:p>
          </table:table-cell>
          <table:table-cell office:value-type="float" office:value="0.9826" calcext:value-type="float">
            <text:p>0.9826</text:p>
          </table:table-cell>
          <table:table-cell office:value-type="float" office:value="0.9831" calcext:value-type="float">
            <text:p>0.9831</text:p>
          </table:table-cell>
          <table:table-cell office:value-type="float" office:value="0.9826" calcext:value-type="float">
            <text:p>0.9826</text:p>
          </table:table-cell>
          <table:table-cell/>
          <table:table-cell office:value-type="string" calcext:value-type="string">
            <text:p>{'clf__C': 2.1544346900318834, 'clf__cache_size': 10.0, 'clf__coef0': 100000.0, 'clf__degree': 1, 'clf__gamma': 0.03162277660168379, 'clf__kernel': 'poly', 'clf__max_iter': 3000, 'clf__shrinking': True, 'clf__tol': 0.0001}</text:p>
          </table:table-cell>
          <table:table-cell/>
        </table:table-row>
        <table:table-row table:style-name="ro1">
          <table:table-cell office:value-type="string" calcext:value-type="string">
            <text:p>K-Nearest Neighbors</text:p>
          </table:table-cell>
          <table:table-cell office:value-type="float" office:value="0.9728" calcext:value-type="float">
            <text:p>0.9728</text:p>
          </table:table-cell>
          <table:table-cell table:style-name="ce7" office:value-type="float" office:value="0.9691" calcext:value-type="float">
            <text:p>0.9691</text:p>
          </table:table-cell>
          <table:table-cell office:value-type="float" office:value="0.9705" calcext:value-type="float">
            <text:p>0.9705</text:p>
          </table:table-cell>
          <table:table-cell office:value-type="float" office:value="0.9691" calcext:value-type="float">
            <text:p>0.9691</text:p>
          </table:table-cell>
          <table:table-cell/>
          <table:table-cell office:value-type="string" calcext:value-type="string">
            <text:p>{'clf__algorithm': 'auto', 'clf__leaf_size': 4, 'clf__metric': 'manhattan', 'clf__n_neighbors': 5, 'clf__p': 1, 'clf__weights': 'uniform'}</text:p>
          </table:table-cell>
          <table:table-cell/>
        </table:table-row>
        <table:table-row table:style-name="ro1">
          <table:table-cell office:value-type="string" calcext:value-type="string">
            <text:p>Linear Discriminant Analysis</text:p>
          </table:table-cell>
          <table:table-cell office:value-type="float" office:value="0.9703" calcext:value-type="float">
            <text:p>0.9703</text:p>
          </table:table-cell>
          <table:table-cell office:value-type="float" office:value="0.9686" calcext:value-type="float">
            <text:p>0.9686</text:p>
          </table:table-cell>
          <table:table-cell office:value-type="float" office:value="0.9691" calcext:value-type="float">
            <text:p>0.9691</text:p>
          </table:table-cell>
          <table:table-cell office:value-type="float" office:value="0.9686" calcext:value-type="float">
            <text:p>0.9686</text:p>
          </table:table-cell>
          <table:table-cell/>
          <table:table-cell office:value-type="string" calcext:value-type="string">
            <text:p>{'clf__priors': [0.4, 0.6], 'clf__shrinkage': 0.11875000000000002, 'clf__solver': 'lsqr', 'clf__tol': 9.999999999999999e-05}</text:p>
          </table:table-cell>
          <table:table-cell/>
        </table:table-row>
        <table:table-row table:style-name="ro1">
          <table:table-cell office:value-type="string" calcext:value-type="string">
            <text:p>Quadratic Discriminant Analysis</text:p>
          </table:table-cell>
          <table:table-cell office:value-type="float" office:value="0.9627" calcext:value-type="float">
            <text:p>0.9627</text:p>
          </table:table-cell>
          <table:table-cell office:value-type="float" office:value="0.9652" calcext:value-type="float">
            <text:p>0.9652</text:p>
          </table:table-cell>
          <table:table-cell office:value-type="float" office:value="0.9641" calcext:value-type="float">
            <text:p>0.9641</text:p>
          </table:table-cell>
          <table:table-cell office:value-type="float" office:value="0.9652" calcext:value-type="float">
            <text:p>0.9652</text:p>
          </table:table-cell>
          <table:table-cell/>
          <table:table-cell office:value-type="string" calcext:value-type="string">
            <text:p>{'clf__priors': [ 0.4, 0.6], 'clf__reg_param': 0.5125, 'clf__tol': 9.999999999999999e-06}</text:p>
          </table:table-cell>
          <table:table-cell/>
        </table:table-row>
        <table:table-row table:style-name="ro2">
          <table:table-cell office:value-type="string" calcext:value-type="string">
            <text:p>Decision Tree</text:p>
          </table:table-cell>
          <table:table-cell office:value-type="float" office:value="0.9459" calcext:value-type="float">
            <text:p>0.9459</text:p>
          </table:table-cell>
          <table:table-cell office:value-type="float" office:value="0.9424" calcext:value-type="float">
            <text:p>0.9424</text:p>
          </table:table-cell>
          <table:table-cell office:value-type="float" office:value="0.9436" calcext:value-type="float">
            <text:p>0.9436</text:p>
          </table:table-cell>
          <table:table-cell office:value-type="float" office:value="0.9424" calcext:value-type="float">
            <text:p>0.9424</text:p>
          </table:table-cell>
          <table:table-cell/>
          <table:table-cell office:value-type="string" calcext:value-type="string">
            <text:p>{'clf__criterion': 'entropy', 'clf__max_depth': 25, 'clf__max_features': 0.6299605249474365, 'clf__max_leaf_nodes': 19, 'clf__min_samples_split': 8, 'clf__splitter': 'best'}</text:p>
          </table:table-cell>
          <table:table-cell/>
        </table:table-row>
        <table:table-row table:style-name="ro1">
          <table:table-cell office:value-type="string" calcext:value-type="string">
            <text:p>Gaussian Naive Bayes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9364" calcext:value-type="float">
            <text:p>0.9364</text:p>
          </table:table-cell>
          <table:table-cell office:value-type="float" office:value="0.9348" calcext:value-type="float">
            <text:p>0.9348</text:p>
          </table:table-cell>
          <table:table-cell office:value-type="float" office:value="0.9364" calcext:value-type="float">
            <text:p>0.9364</text:p>
          </table:table-cell>
          <table:table-cell/>
          <table:table-cell office:value-type="string" calcext:value-type="string">
            <text:p>{'clf__priors': [0.3, 0.7], 'clf__var_smoothing': 0.05805225516094899}</text:p>
          </table:table-cell>
          <table:table-cell/>
        </table:table-row>
        <table:table-row table:style-name="ro1">
          <table:table-cell table:style-name="Default"/>
          <table:table-cell table:style-name="ce13" table:number-columns-repeated="2"/>
          <table:table-cell table:number-columns-repeated="3"/>
          <table:table-cell table:style-name="Default"/>
          <table:table-cell/>
        </table:table-row>
        <table:table-row table:style-name="ro2">
          <table:table-cell table:style-name="ce11" office:value-type="string" calcext:value-type="string">
            <text:p>Gradient Boosting</text:p>
          </table:table-cell>
          <table:table-cell office:value-type="float" office:value="0.975808886475449" calcext:value-type="float">
            <text:p>0.9758</text:p>
          </table:table-cell>
          <table:table-cell office:value-type="float" office:value="0.9752" calcext:value-type="float">
            <text:p>0.9752</text:p>
          </table:table-cell>
          <table:table-cell table:style-name="ce3" office:value-type="float" office:value="0.9754" calcext:value-type="float">
            <text:p>0.9754</text:p>
          </table:table-cell>
          <table:table-cell table:style-name="ce3" office:value-type="float" office:value="0.9752" calcext:value-type="float">
            <text:p>0.9752</text:p>
          </table:table-cell>
          <table:table-cell/>
          <table:table-cell office:value-type="string" calcext:value-type="string">
            <text:p>{'clf__learning_rate': 0.07000000000000002, 'clf__max_depth': 2, 'clf__max_features': None, 'clf__min_samples_split': 21, 'clf__n_estimators': 475, 'clf__subsample': 0.7000000000000001}</text:p>
          </table:table-cell>
          <table:table-cell/>
        </table:table-row>
        <table:table-row table:style-name="ro1">
          <table:table-cell table:style-name="ce11" office:value-type="string" calcext:value-type="string">
            <text:p>Ada Boost</text:p>
          </table:table-cell>
          <table:table-cell office:value-type="float" office:value="0.970339796287049" calcext:value-type="float">
            <text:p>0.9703</text:p>
          </table:table-cell>
          <table:table-cell office:value-type="float" office:value="0.9691" calcext:value-type="float">
            <text:p>0.9691</text:p>
          </table:table-cell>
          <table:table-cell table:style-name="ce3" office:value-type="float" office:value="0.9705" calcext:value-type="float">
            <text:p>0.9705</text:p>
          </table:table-cell>
          <table:table-cell table:style-name="ce3" office:value-type="float" office:value="0.9691" calcext:value-type="float">
            <text:p>0.9691</text:p>
          </table:table-cell>
          <table:table-cell/>
          <table:table-cell office:value-type="string" calcext:value-type="string">
            <text:p>{'clf__learning_rate': 1.1142857142857143, 'clf__n_estimators': 262}</text:p>
          </table:table-cell>
          <table:table-cell office:value-type="string" calcext:value-type="string">
            <text:p>Decision tree</text:p>
          </table:table-cell>
        </table:table-row>
        <table:table-row table:style-name="ro1">
          <table:table-cell table:style-name="ce11" office:value-type="string" calcext:value-type="string">
            <text:p>Random Forest</text:p>
          </table:table-cell>
          <table:table-cell office:value-type="float" office:value="0.959419427469429" calcext:value-type="float">
            <text:p>0.9594</text:p>
          </table:table-cell>
          <table:table-cell office:value-type="float" office:value="0.9577" calcext:value-type="float">
            <text:p>0.9577</text:p>
          </table:table-cell>
          <table:table-cell table:style-name="ce3" office:value-type="float" office:value="0.9583" calcext:value-type="float">
            <text:p>0.9583</text:p>
          </table:table-cell>
          <table:table-cell table:style-name="ce3" office:value-type="float" office:value="0.9577" calcext:value-type="float">
            <text:p>0.9577</text:p>
          </table:table-cell>
          <table:table-cell/>
          <table:table-cell office:value-type="string" calcext:value-type="string">
            <text:p>{'clf__criterion': 'entropy', 'clf__max_depth': 25, 'clf__max_features': None, 'clf__min_samples_split': 3, 'clf__n_estimators': 54}</text:p>
          </table:table-cell>
          <table:table-cell/>
        </table:table-row>
        <table:table-row table:style-name="ro3">
          <table:table-cell table:style-name="ce11" office:value-type="string" calcext:value-type="string">
            <text:p>Voting Classifier</text:p>
          </table:table-cell>
          <table:table-cell office:value-type="float" office:value="0.989200909295729" calcext:value-type="float">
            <text:p>0.9892</text:p>
          </table:table-cell>
          <table:table-cell office:value-type="float" office:value="0.9867" calcext:value-type="float">
            <text:p>0.9867</text:p>
          </table:table-cell>
          <table:table-cell table:style-name="ce3" office:value-type="float" office:value="0.9876" calcext:value-type="float">
            <text:p>0.9876</text:p>
          </table:table-cell>
          <table:table-cell table:style-name="ce3" office:value-type="float" office:value="0.9867" calcext:value-type="float">
            <text:p>0.9867</text:p>
          </table:table-cell>
          <table:table-cell/>
          <table:table-cell office:value-type="string" calcext:value-type="string">
            <text:p>{'clf__estimators': [('lr', LogisticRegression(C=4.641588833612777, intercept_scaling=0.05994842503189409, max_iter=250, penalty='l1', random_state=22, solver='liblinear', tol=0.07000000000000002)), ('mlp', MLPClassifier(activation='tanh', alpha=0.009994798078019692, hidden_layer_sizes=17, max_iter=2500, random_state=22, solver='lbfgs'))], 'clf__voting': 'hard'}</text:p>
          </table:table-cell>
          <table:table-cell/>
        </table:table-row>
        <table:table-row table:style-name="ro2">
          <table:table-cell table:style-name="ce11" office:value-type="string" calcext:value-type="string">
            <text:p>Bagging Classifier</text:p>
          </table:table-cell>
          <table:table-cell office:value-type="float" office:value="0.986586208190325" calcext:value-type="float">
            <text:p>0.9866</text:p>
          </table:table-cell>
          <table:table-cell office:value-type="float" office:value="0.986" calcext:value-type="float">
            <text:p>0.9860</text:p>
          </table:table-cell>
          <table:table-cell table:style-name="ce3" office:value-type="float" office:value="0.9861" calcext:value-type="float">
            <text:p>0.9861</text:p>
          </table:table-cell>
          <table:table-cell table:style-name="ce3" office:value-type="float" office:value="0.986" calcext:value-type="float">
            <text:p>0.9860</text:p>
          </table:table-cell>
          <table:table-cell/>
          <table:table-cell office:value-type="string" calcext:value-type="string">
            <text:p>{'clf__bootstrap': False, 'clf__bootstrap_features': False, 'clf__max_features': 0.9, 'clf__max_samples': 0.7000000000000001, 'clf__n_estimators': 129, 'clf__oob_score': False}</text:p>
          </table:table-cell>
          <table:table-cell office:value-type="string" calcext:value-type="string">
            <text:p>with MLP</text:p>
          </table:table-cell>
        </table:table-row>
        <table:table-row table:style-name="ro4">
          <table:table-cell table:style-name="ce11" office:value-type="string" calcext:value-type="string">
            <text:p>Stacking Classifier</text:p>
          </table:table-cell>
          <table:table-cell office:value-type="float" office:value="0.989200909295729" calcext:value-type="float">
            <text:p>0.9892</text:p>
          </table:table-cell>
          <table:table-cell office:value-type="float" office:value="0.9867" calcext:value-type="float">
            <text:p>0.9867</text:p>
          </table:table-cell>
          <table:table-cell table:style-name="ce3" office:value-type="float" office:value="0.9876" calcext:value-type="float">
            <text:p>0.9876</text:p>
          </table:table-cell>
          <table:table-cell table:style-name="ce3" office:value-type="float" office:value="0.9867" calcext:value-type="float">
            <text:p>0.9867</text:p>
          </table:table-cell>
          <table:table-cell/>
          <table:table-cell office:value-type="string" calcext:value-type="string">
            <text:p>{'clf__estimators': [('lr', LogisticRegression(C=4.641588833612777, intercept_scaling=0.05994842503189409, max_iter=250, penalty='l1', random_state=22, solver='liblinear', tol=0.07000000000000002)), ('mlp', MLPClassifier(activation='tanh', alpha=0.009994798078019692, hidden_layer_sizes=17, max_iter=2500, random_state=22, solver='lbfgs'))], 'clf__stack_method': 'predict'}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14:57:16.996704037</meta:creation-date>
    <dc:date>2024-02-07T18:50:06.972448227</dc:date>
    <meta:editing-duration>PT2H16M43S</meta:editing-duration>
    <meta:editing-cycles>8</meta:editing-cycles>
    <meta:generator>LibreOffice/7.3.7.2$Linux_X86_64 LibreOffice_project/30$Build-2</meta:generator>
    <meta:document-statistic meta:table-count="1" meta:cell-count="98" meta:object-count="0"/>
  </office:meta>
</office:document-meta>
</file>